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56cm" fo:min-width="3.818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9.656cm" fo:min-width="4.707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9.656cm" fo:min-width="4.8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4.957cm" fo:min-width="3.3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428cm" fo:min-width="3.31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429cm" fo:min-width="3.3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28cm" fo:min-width="3.31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461cm" fo:min-width="6.16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4.459cm" fo:min-width="6.167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4.461cm" fo:min-width="6.168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0.806cm" svg:x="1.635cm" svg:y="1.508cm">
          <draw:text-box>
            <text:p><text:span text:style-name="T1">Sniffing Dog Sports – Database Objects – Member side</text:span></text:p>
          </draw:text-box>
        </draw:frame>
        <draw:custom-shape draw:style-name="gr2" draw:text-style-name="P3" xml:id="id1" draw:id="id1" draw:layer="layout" svg:width="4.318cm" svg:height="3.81cm" svg:x="2.27cm" svg:y="3.54cm">
          <text:p text:style-name="P2">Handler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Name</text:span></text:p>
          <text:p text:style-name="P2"><text:span text:style-name="T2"><text:tab/></text:span><text:span text:style-name="T2">Address</text:span></text:p>
          <text:p text:style-name="P2"><text:span text:style-name="T2"><text:tab/></text:span><text:span text:style-name="T2">City, State, Zip</text:span></text:p>
          <text:p text:style-name="P2"><text:span text:style-name="T2"><text:tab/></text:span><text:span text:style-name="T2">Home phone</text:span></text:p>
          <text:p text:style-name="P2"><text:span text:style-name="T2"><text:tab/></text:span><text:span text:style-name="T2">Cell phone</text:span></text:p>
          <text:p text:style-name="P2"><text:span text:style-name="T2"><text:tab/></text:span><text:span text:style-name="T2">Jo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318cm" svg:height="3.81cm" svg:x="8.62cm" svg:y="4.93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318cm" svg:height="3.81cm" svg:x="8.239cm" svg:y="5.318cm">
          <text:p text:style-name="P2">Dog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Handler ID</text:span></text:p>
          <text:p text:style-name="P2"><text:span text:style-name="T2"><text:tab/></text:span><text:span text:style-name="T2">Call Name</text:span></text:p>
          <text:p text:style-name="P2"><text:span text:style-name="T2"><text:tab/></text:span><text:span text:style-name="T2">Registered Name</text:span></text:p>
          <text:p text:style-name="P2"><text:span text:style-name="T2"><text:tab/></text:span><text:span text:style-name="T2">Breed</text:span></text:p>
          <text:p text:style-name="P2"><text:span text:style-name="T2"><text:tab/></text:span><text:span text:style-name="T2">Gender</text:span></text:p>
          <text:p text:style-name="P2"><text:span text:style-name="T2"><text:tab/></text:span><text:span text:style-name="T2">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207cm" svg:height="9.906cm" svg:x="1.635cm" svg:y="14.97cm">
          <text:p text:style-name="P2">Amateur Standing:</text:p>
          <text:p text:style-name="P2"><text:span text:style-name="T2"><text:s text:c="2"/></text:span><text:span text:style-name="T2">ID</text:span></text:p>
          <text:p text:style-name="P2"><text:span text:style-name="T2"><text:s text:c="2"/></text:span><text:span text:style-name="T2">Dog ID</text:span></text:p>
          <text:p text:style-name="P2"><text:span text:style-name="T2"><text:s text:c="2"/></text:span><text:span text:style-name="T2">Type (amateur)</text:span></text:p>
          <text:p text:style-name="P2"><text:span text:style-name="T2"><text:s text:c="2"/></text:span><text:span text:style-name="T2">Novice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text:p text:style-name="P2"><text:span text:style-name="T2"><text:s text:c="2"/></text:span><text:span text:style-name="T2">Advanced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text:p text:style-name="P2"><text:span text:style-name="T2"><text:s text:c="2"/></text:span><text:span text:style-name="T2">Excellent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text:p text:style-name="P2"><text:span text:style-name="T2"><text:s text:c="2"/></text:span><text:span text:style-name="T2">Irondog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334cm" svg:height="9.906cm" svg:x="15.097cm" svg:y="12.684cm">
          <text:p text:style-name="P2">Professional Standing:</text:p>
          <text:p text:style-name="P2"><text:span text:style-name="T2"><text:s text:c="2"/></text:span><text:span text:style-name="T2">ID</text:span></text:p>
          <text:p text:style-name="P2"><text:span text:style-name="T2"><text:s text:c="2"/></text:span><text:span text:style-name="T2">Dog ID</text:span></text:p>
          <text:p text:style-name="P2"><text:span text:style-name="T2"><text:s text:c="2"/></text:span><text:span text:style-name="T2">Type (amateur)</text:span></text:p>
          <text:p text:style-name="P2"><text:span text:style-name="T2"><text:s text:c="2"/></text:span><text:span text:style-name="T2">Novice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text:p text:style-name="P2"><text:span text:style-name="T2"><text:s text:c="2"/></text:span><text:span text:style-name="T2">Advanced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text:p text:style-name="P2"><text:span text:style-name="T2"><text:s text:c="2"/></text:span><text:span text:style-name="T2">Excellent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text:p text:style-name="P2"><text:span text:style-name="T2"><text:s text:c="2"/></text:span><text:span text:style-name="T2">Irondog:</text:span></text:p>
          <text:p text:style-name="P2"><text:span text:style-name="T2"><text:tab/></text:span><text:span text:style-name="T2">Area time</text:span></text:p>
          <text:p text:style-name="P2"><text:span text:style-name="T2"><text:tab/></text:span><text:span text:style-name="T2">Container time</text:span></text:p>
          <text:p text:style-name="P2"><text:span text:style-name="T2"><text:tab/></text:span><text:span text:style-name="T2">Game time</text:span></text:p>
          <text:p text:style-name="P2"><text:span text:style-name="T2"><text:tab/></text:span><text:span text:style-name="T2">Title dat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588cm" svg:y1="5.445cm" svg:x2="8.239cm" svg:y2="7.223cm" draw:start-shape="id1" draw:end-shape="id2" svg:d="M6588 5445h826v1778h825" svg:viewBox="0 0 1652 1779">
          <text:p/>
        </draw:connector>
        <draw:connector draw:style-name="gr5" draw:text-style-name="P4" draw:layer="layout" svg:x1="10.398cm" svg:y1="9.128cm" svg:x2="4.238cm" svg:y2="14.97cm" draw:start-shape="id2" draw:end-shape="id3" svg:d="M10398 9128v2921h-6160v2921" svg:viewBox="0 0 6161 5843">
          <text:p/>
        </draw:connector>
        <draw:connector draw:style-name="gr5" draw:text-style-name="P4" draw:layer="layout" svg:x1="12.938cm" svg:y1="6.842cm" svg:x2="15.097cm" svg:y2="17.637cm" draw:start-shape="id4" draw:start-glue-point="1" draw:end-shape="id5" svg:d="M12938 6842h1080v10795h1079" svg:viewBox="0 0 2160 10796">
          <text:p/>
        </draw:connector>
      </draw:page>
      <draw:page draw:name="page2" draw:style-name="dp1" draw:master-page-name="Default">
        <draw:frame draw:style-name="gr1" draw:text-style-name="P1" draw:layer="layout" svg:width="14.605cm" svg:height="0.806cm" svg:x="1.636cm" svg:y="1.508cm">
          <draw:text-box>
            <text:p><text:span text:style-name="T1">Sniffing Dog Sports – Database Objects – Trial side</text:span></text:p>
          </draw:text-box>
        </draw:frame>
        <draw:custom-shape draw:style-name="gr6" draw:text-style-name="P3" xml:id="id6" draw:id="id6" draw:layer="layout" svg:width="3.81cm" svg:height="5.207cm" svg:x="2.27cm" svg:y="3.54cm">
          <text:p text:style-name="P2">Trial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Date</text:span></text:p>
          <text:p text:style-name="P2"><text:span text:style-name="T2"><text:tab/></text:span><text:span text:style-name="T2">Type</text:span></text:p>
          <text:p text:style-name="P2"><text:span text:style-name="T2"><text:tab/></text:span><text:span text:style-name="T2">Location</text:span></text:p>
          <text:p text:style-name="P2"><text:span text:style-name="T2"><text:tab/></text:span><text:span text:style-name="T2">Host</text:span></text:p>
          <text:p text:style-name="P2"><text:span text:style-name="T2"><text:tab/></text:span><text:span text:style-name="T2">Judge</text:span></text:p>
          <text:p text:style-name="P2"><text:span text:style-name="T2"><text:tab/></text:span><text:span text:style-name="T2">Secretary</text:span></text:p>
          <text:p text:style-name="P2"><text:span text:style-name="T2"><text:tab/></text:span><text:span text:style-name="T2">Fee</text:span></text:p>
          <text:p text:style-name="P2"><text:span text:style-name="T2"><text:tab/></text:span><text:span text:style-name="T2">Teams</text:span></text:p>
          <text:p text:style-name="P2"><text:span text:style-name="T2"><text:tab/></text:span><text:span text:style-name="T2">Total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7" draw:text-style-name="P3" draw:layer="layout" svg:width="3.81cm" svg:height="2.678cm" svg:x="10.652cm" svg:y="4.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81cm" svg:height="2.679cm" svg:x="10.271cm" svg:y="5.312cm"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3.81cm" svg:height="2.678cm" svg:x="9.89cm" svg:y="5.815cm">
            <text:p text:style-name="P2">Entrant:</text:p>
            <text:p text:style-name="P2"><text:span text:style-name="T2"><text:tab/></text:span><text:span text:style-name="T2">ID</text:span></text:p>
            <text:p text:style-name="P2"><text:span text:style-name="T2"><text:tab/></text:span><text:span text:style-name="T2">Trial ID</text:span></text:p>
            <text:p text:style-name="P2"><text:span text:style-name="T2"><text:tab/></text:span><text:span text:style-name="T2">Dog ID*</text:span></text:p>
            <text:p text:style-name="P2"><text:span text:style-name="T2"><text:tab/></text:span><text:span text:style-name="T2">Fee</text:span></text:p>
            <text:p text:style-name="P2"><text:span text:style-name="T2"><text:tab/></text:span><text:span text:style-name="T2">Rank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0" draw:text-style-name="P3" draw:layer="layout" svg:width="6.668cm" svg:height="4.711cm" svg:x="10.842cm" svg:y="11.5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6.667cm" svg:height="4.709cm" svg:x="10.176cm" svg:y="12.4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6.668cm" svg:height="4.711cm" svg:x="9.509cm" svg:y="13.307cm">
            <text:p text:style-name="P2">Result:</text:p>
            <text:p text:style-name="P2"><text:span text:style-name="T2"><text:tab/></text:span><text:span text:style-name="T2">ID</text:span></text:p>
            <text:p text:style-name="P2"><text:span text:style-name="T2"><text:tab/></text:span><text:span text:style-name="T2">Entrant ID</text:span></text:p>
            <text:p text:style-name="P2"><text:span text:style-name="T2"><text:tab/></text:span><text:span text:style-name="T2">Class</text:span></text:p>
            <text:p text:style-name="P2"><text:span text:style-name="T2"><text:tab/></text:span><text:span text:style-name="T2">Tier (amateur or professional)</text:span></text:p>
            <text:p text:style-name="P2"><text:span text:style-name="T2"><text:tab/></text:span><text:span text:style-name="T2">Deduct</text:span></text:p>
            <text:p text:style-name="P2"><text:span text:style-name="T2"><text:tab/></text:span><text:span text:style-name="T2">Pass</text:span></text:p>
            <text:p text:style-name="P2"><text:span text:style-name="T2"><text:tab/></text:span><text:span text:style-name="T2">Time</text:span></text:p>
            <text:p text:style-name="P2"><text:span text:style-name="T2"><text:tab/></text:span><text:span text:style-name="T2">AdjustedTime</text:span></text:p>
            <text:p text:style-name="P2"><text:span text:style-name="T2"><text:tab/></text:span><text:span text:style-name="T2">Rank</text:span></text:p>
            <text:p text:style-name="P2"><text:span text:style-name="T2"><text:tab/>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4" draw:layer="layout" svg:x1="6.08cm" svg:y1="6.143cm" svg:x2="9.89cm" svg:y2="6.651cm" draw:start-shape="id6" draw:start-glue-point="1" draw:end-shape="id7" svg:d="M6080 6143h1905v508h1905" svg:viewBox="0 0 3811 509">
          <text:p/>
        </draw:connector>
        <draw:connector draw:style-name="gr5" draw:text-style-name="P4" draw:layer="layout" svg:x1="12.176cm" svg:y1="8.493cm" svg:x2="13.509cm" svg:y2="11.541cm" draw:start-shape="id7" draw:end-shape="id8" svg:d="M12176 8493v1524h1333v1524" svg:viewBox="0 0 1334 3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ley Puthuff</meta:initial-creator>
    <meta:creation-date>2016-05-29T07:34:26.435420099</meta:creation-date>
    <dc:date>2016-06-01T08:07:01.939117488</dc:date>
    <dc:creator>Harley Puthuff</dc:creator>
    <meta:editing-duration>PT8H47M36S</meta:editing-duration>
    <meta:editing-cycles>28</meta:editing-cycles>
    <meta:generator>LibreOffice/4.4.3.2$Linux_X86_64 LibreOffice_project/40m0$Build-2</meta:generator>
    <meta:document-statistic meta:object-count="21"/>
  </office:meta>
</office:document-meta>
</file>